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Normal" style:family="paragraph">
      <style:paragraph-properties fo:margin-left="0.9895in">
        <style:tab-stops/>
      </style:paragraph-properties>
    </style:style>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family="paragraph">
      <style:paragraph-properties fo:margin-left="1.2395in">
        <style:tab-stops/>
      </style:paragraph-properties>
    </style:style>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text-properties fo:language="en" fo:country="US"/>
    </style:style>
    <style:style style:name="P15" style:parent-style-name="ListParagraph" style:list-style-name="LFO1" style:family="paragraph"/>
    <style:style style:name="P16" style:parent-style-name="ListParagraph" style:family="paragraph">
      <style:paragraph-properties fo:margin-left="1.2395in">
        <style:tab-stops/>
      </style:paragraph-properties>
    </style:style>
    <style:style style:name="P17" style:parent-style-name="ListParagraph" style:list-style-name="LFO1" style:family="paragraph"/>
    <style:style style:name="P18" style:parent-style-name="ListParagraph" style:list-style-name="LFO1" style:family="paragraph"/>
    <style:style style:name="P19" style:parent-style-name="ListParagraph" style:list-style-name="LFO1" style:family="paragraph"/>
    <style:style style:name="P20" style:parent-style-name="ListParagraph" style:list-style-name="LFO1" style:family="paragraph"/>
    <style:style style:name="P21" style:parent-style-name="ListParagraph" style:list-style-name="LFO1" style:family="paragraph">
      <style:text-properties fo:language="en" fo:country="US"/>
    </style:style>
    <style:style style:name="P22" style:parent-style-name="ListParagraph" style:list-style-name="LFO1" style:family="paragraph"/>
    <style:style style:name="P23" style:parent-style-name="ListParagraph" style:list-style-name="LFO1" style:family="paragraph"/>
    <style:style style:name="P24" style:parent-style-name="ListParagraph" style:list-style-name="LFO1" style:family="paragraph"/>
    <style:style style:name="P25" style:parent-style-name="ListParagraph" style:list-style-name="LFO1" style:family="paragraph">
      <style:text-properties fo:language="en" fo:country="US"/>
    </style:style>
    <style:style style:name="P26" style:parent-style-name="ListParagraph" style:list-style-name="LFO1" style:family="paragraph"/>
    <style:style style:name="P27" style:parent-style-name="ListParagraph" style:list-style-name="LFO1" style:family="paragraph"/>
    <style:style style:name="P28" style:parent-style-name="ListParagraph" style:list-style-name="LFO1" style:family="paragraph"/>
    <style:style style:name="P29" style:parent-style-name="ListParagraph" style:list-style-name="LFO1" style:family="paragraph">
      <style:text-properties fo:language="en" fo:country="US"/>
    </style:style>
    <style:style style:name="P30" style:parent-style-name="ListParagraph" style:list-style-name="LFO1" style:family="paragraph"/>
    <style:style style:name="P31" style:parent-style-name="ListParagraph" style:list-style-name="LFO1" style:family="paragraph"/>
    <style:style style:name="P32" style:parent-style-name="ListParagraph" style:list-style-name="LFO1" style:family="paragraph"/>
    <style:style style:name="P33" style:parent-style-name="ListParagraph" style:list-style-name="LFO1" style:family="paragraph">
      <style:text-properties fo:language="en" fo:country="US"/>
    </style:style>
    <style:style style:name="P34" style:parent-style-name="ListParagraph" style:list-style-name="LFO1" style:family="paragraph"/>
    <style:style style:name="T35" style:parent-style-name="DefaultParagraphFont" style:family="text">
      <style:text-properties fo:language="en" fo:country="US"/>
    </style:style>
    <style:style style:name="P36" style:parent-style-name="ListParagraph" style:list-style-name="LFO1" style:family="paragraph"/>
    <style:style style:name="P37" style:parent-style-name="ListParagraph" style:list-style-name="LFO1" style:family="paragraph"/>
    <style:style style:name="P38" style:parent-style-name="ListParagraph" style:list-style-name="LFO1" style:family="paragraph"/>
    <style:style style:name="P39" style:parent-style-name="ListParagraph" style:list-style-name="LFO1" style:family="paragraph"/>
    <style:style style:name="P40" style:parent-style-name="ListParagraph" style:list-style-name="LFO1" style:family="paragraph"/>
    <style:style style:name="P41" style:parent-style-name="ListParagraph" style:list-style-name="LFO1" style:family="paragraph"/>
    <style:style style:name="P42" style:parent-style-name="ListParagraph" style:family="paragraph">
      <style:paragraph-properties fo:margin-left="0.7395in">
        <style:tab-stops/>
      </style:paragraph-properties>
    </style:style>
    <style:style style:name="T43" style:parent-style-name="Strong" style:family="text">
      <style:text-properties fo:language="en" fo:country="US"/>
    </style:style>
    <style:style style:name="P44" style:parent-style-name="ListParagraph" style:list-style-name="LFO1" style:family="paragraph">
      <style:text-properties fo:language="en" fo:country="US"/>
    </style:style>
    <style:style style:name="P45" style:parent-style-name="ListParagraph" style:list-style-name="LFO1" style:family="paragraph"/>
    <style:style style:name="P46" style:parent-style-name="ListParagraph" style:list-style-name="LFO1" style:family="paragraph"/>
    <style:style style:name="P47" style:parent-style-name="ListParagraph" style:list-style-name="LFO1" style:family="paragraph"/>
    <style:style style:name="P48" style:parent-style-name="ListParagraph" style:family="paragraph">
      <style:paragraph-properties fo:margin-left="0.7395in">
        <style:tab-stops/>
      </style:paragraph-properties>
    </style:style>
    <style:style style:name="P49" style:parent-style-name="ListParagraph" style:list-style-name="LFO1" style:family="paragraph">
      <style:text-properties fo:language="en" fo:country="US"/>
    </style:style>
    <style:style style:name="P50" style:parent-style-name="ListParagraph" style:list-style-name="LFO1" style:family="paragraph"/>
    <style:style style:name="P51" style:parent-style-name="ListParagraph" style:list-style-name="LFO1" style:family="paragraph"/>
    <style:style style:name="P52" style:parent-style-name="ListParagraph" style:list-style-name="LFO1" style:family="paragraph"/>
    <style:style style:name="P53" style:parent-style-name="ListParagraph" style:list-style-name="LFO1" style:family="paragraph"/>
    <style:style style:name="P54" style:parent-style-name="ListParagraph" style:list-style-name="LFO1" style:family="paragraph"/>
    <style:style style:name="P55" style:parent-style-name="ListParagraph" style:list-style-name="LFO1" style:family="paragraph"/>
    <style:style style:name="P56" style:parent-style-name="ListParagraph" style:list-style-name="LFO1" style:family="paragraph"/>
    <style:style style:name="P57" style:parent-style-name="ListParagraph" style:family="paragraph">
      <style:paragraph-properties fo:margin-left="0.7395in">
        <style:tab-stops/>
      </style:paragraph-properties>
    </style:style>
    <style:style style:name="P58" style:parent-style-name="ListParagraph" style:list-style-name="LFO1" style:family="paragraph"/>
    <style:style style:name="P59" style:parent-style-name="ListParagraph" style:list-style-name="LFO1" style:family="paragraph"/>
    <style:style style:name="P60" style:parent-style-name="ListParagraph" style:list-style-name="LFO1" style:family="paragraph"/>
    <style:style style:name="P61" style:parent-style-name="Normal" style:family="paragraph">
      <style:paragraph-properties fo:margin-left="0.9895in">
        <style:tab-stops/>
      </style:paragraph-properties>
    </style:style>
    <style:style style:name="P62" style:parent-style-name="ListParagraph" style:list-style-name="LFO1" style:family="paragraph"/>
    <style:style style:name="P63" style:parent-style-name="ListParagraph" style:list-style-name="LFO1" style:family="paragraph"/>
    <style:style style:name="P64" style:parent-style-name="ListParagraph" style:list-style-name="LFO1" style:family="paragraph"/>
    <style:style style:name="P65" style:parent-style-name="ListParagraph" style:family="paragraph">
      <style:paragraph-properties fo:margin-left="0.7395in">
        <style:tab-stops/>
      </style:paragraph-properties>
    </style:style>
    <style:style style:name="P66" style:parent-style-name="ListParagraph" style:list-style-name="LFO1" style:family="paragraph"/>
    <style:style style:name="P67" style:parent-style-name="ListParagraph" style:list-style-name="LFO1" style:family="paragraph"/>
    <style:style style:name="P68" style:parent-style-name="ListParagraph" style:list-style-name="LFO1" style:family="paragraph"/>
    <style:style style:name="P69" style:parent-style-name="ListParagraph" style:list-style-name="LFO1" style:family="paragraph"/>
    <style:style style:name="P70" style:parent-style-name="ListParagraph" style:list-style-name="LFO1" style:family="paragraph"/>
    <style:style style:name="P71" style:parent-style-name="ListParagraph" style:list-style-name="LFO1" style:family="paragraph"/>
    <style:style style:name="P72" style:parent-style-name="ListParagraph" style:list-style-name="LFO1" style:family="paragraph"/>
    <style:style style:name="P73" style:parent-style-name="ListParagraph" style:list-style-name="LFO1" style:family="paragraph"/>
    <style:style style:name="P74" style:parent-style-name="ListParagraph" style:family="paragraph">
      <style:paragraph-properties fo:margin-left="0.7395in">
        <style:tab-stops/>
      </style:paragraph-properties>
    </style:style>
    <style:style style:name="P75" style:parent-style-name="ListParagraph" style:list-style-name="LFO1" style:family="paragraph"/>
    <style:style style:name="P76" style:parent-style-name="ListParagraph" style:list-style-name="LFO1" style:family="paragraph"/>
    <style:style style:name="P77" style:parent-style-name="ListParagraph" style:list-style-name="LFO1" style:family="paragraph"/>
    <style:style style:name="P78" style:parent-style-name="ListParagraph" style:list-style-name="LFO1" style:family="paragraph"/>
    <style:style style:name="P79" style:parent-style-name="ListParagraph" style:family="paragraph">
      <style:paragraph-properties fo:margin-left="0.7395in">
        <style:tab-stops/>
      </style:paragraph-properties>
    </style:style>
    <style:style style:name="P80" style:parent-style-name="ListParagraph" style:list-style-name="LFO1" style:family="paragraph"/>
    <style:style style:name="P81" style:parent-style-name="ListParagraph" style:list-style-name="LFO1" style:family="paragraph"/>
    <style:style style:name="P82" style:parent-style-name="ListParagraph" style:list-style-name="LFO1" style:family="paragraph"/>
    <style:style style:name="P83" style:parent-style-name="ListParagraph" style:list-style-name="LFO1" style:family="paragraph"/>
    <style:style style:name="P84" style:parent-style-name="ListParagraph" style:list-style-name="LFO1" style:family="paragraph"/>
    <style:style style:name="P85" style:parent-style-name="ListParagraph" style:list-style-name="LFO1" style:family="paragraph"/>
    <style:style style:name="P86" style:parent-style-name="ListParagraph" style:list-style-name="LFO1" style:family="paragraph"/>
    <style:style style:name="P87" style:parent-style-name="ListParagraph" style:list-style-name="LFO1" style:family="paragraph"/>
    <style:style style:name="P88" style:parent-style-name="ListParagraph" style:list-style-name="LFO1" style:family="paragraph"/>
    <style:style style:name="P89" style:parent-style-name="ListParagraph" style:list-style-name="LFO1" style:family="paragraph"/>
    <style:style style:name="P90" style:parent-style-name="ListParagraph" style:list-style-name="LFO1" style:family="paragraph"/>
    <style:style style:name="P91" style:parent-style-name="ListParagraph" style:list-style-name="LFO1" style:family="paragraph"/>
    <style:style style:name="P92" style:parent-style-name="ListParagraph" style:family="paragraph">
      <style:paragraph-properties fo:margin-left="0.7395in">
        <style:tab-stops/>
      </style:paragraph-properties>
    </style:style>
    <style:style style:name="P93" style:parent-style-name="ListParagraph" style:list-style-name="LFO1" style:family="paragraph"/>
    <style:style style:name="P94" style:parent-style-name="ListParagraph" style:list-style-name="LFO1" style:family="paragraph"/>
    <style:style style:name="P95" style:parent-style-name="ListParagraph" style:list-style-name="LFO1" style:family="paragraph"/>
    <style:style style:name="P96" style:parent-style-name="ListParagraph" style:list-style-name="LFO1" style:family="paragraph"/>
    <style:style style:name="P97" style:parent-style-name="ListParagraph" style:family="paragraph">
      <style:paragraph-properties fo:margin-left="0.7395in">
        <style:tab-stops/>
      </style:paragraph-properties>
    </style:style>
    <style:style style:name="P98" style:parent-style-name="ListParagraph" style:list-style-name="LFO1" style:family="paragraph"/>
    <style:style style:name="P99" style:parent-style-name="ListParagraph" style:list-style-name="LFO1" style:family="paragraph"/>
    <style:style style:name="P100" style:parent-style-name="ListParagraph" style:list-style-name="LFO1" style:family="paragraph"/>
    <style:style style:name="P101" style:parent-style-name="ListParagraph" style:list-style-name="LFO1" style:family="paragraph"/>
    <style:style style:name="P102" style:parent-style-name="ListParagraph" style:family="paragraph">
      <style:paragraph-properties fo:margin-left="0.7395in">
        <style:tab-stops/>
      </style:paragraph-properties>
    </style:style>
    <style:style style:name="P103" style:parent-style-name="ListParagraph" style:list-style-name="LFO1" style:family="paragraph"/>
    <style:style style:name="P104" style:parent-style-name="ListParagraph" style:list-style-name="LFO1" style:family="paragraph"/>
    <style:style style:name="P105" style:parent-style-name="ListParagraph" style:list-style-name="LFO1" style:family="paragraph"/>
    <style:style style:name="P106" style:parent-style-name="ListParagraph" style:list-style-name="LFO1" style:family="paragraph"/>
    <style:style style:name="P107" style:parent-style-name="ListParagraph" style:family="paragraph">
      <style:paragraph-properties fo:margin-left="0.7395in">
        <style:tab-stops/>
      </style:paragraph-properties>
    </style:style>
    <style:style style:name="P108" style:parent-style-name="ListParagraph" style:list-style-name="LFO1" style:family="paragraph"/>
    <style:style style:name="P109" style:parent-style-name="ListParagraph" style:list-style-name="LFO1" style:family="paragraph"/>
    <style:style style:name="P110" style:parent-style-name="ListParagraph" style:list-style-name="LFO1" style:family="paragraph"/>
    <style:style style:name="P111" style:parent-style-name="ListParagraph" style:list-style-name="LFO1" style:family="paragraph"/>
    <style:style style:name="P112" style:parent-style-name="ListParagraph" style:family="paragraph">
      <style:paragraph-properties fo:margin-left="0.7395in">
        <style:tab-stops/>
      </style:paragraph-properties>
    </style:style>
    <style:style style:name="P113" style:parent-style-name="ListParagraph" style:list-style-name="LFO1" style:family="paragraph"/>
    <style:style style:name="P114" style:parent-style-name="ListParagraph" style:list-style-name="LFO1" style:family="paragraph"/>
    <style:style style:name="P115" style:parent-style-name="ListParagraph" style:list-style-name="LFO1" style:family="paragraph"/>
    <style:style style:name="P116" style:parent-style-name="ListParagraph" style:list-style-name="LFO1" style:family="paragraph"/>
    <style:style style:name="P117" style:parent-style-name="ListParagraph" style:family="paragraph">
      <style:paragraph-properties fo:margin-left="0.7395in">
        <style:tab-stops/>
      </style:paragraph-properties>
    </style:style>
    <style:style style:name="P118" style:parent-style-name="ListParagraph" style:list-style-name="LFO1" style:family="paragraph"/>
    <style:style style:name="P119" style:parent-style-name="ListParagraph" style:list-style-name="LFO1" style:family="paragraph"/>
    <style:style style:name="P120" style:parent-style-name="ListParagraph" style:list-style-name="LFO1" style:family="paragraph"/>
    <style:style style:name="P121" style:parent-style-name="ListParagraph" style:list-style-name="LFO1" style:family="paragraph"/>
    <style:style style:name="P122" style:parent-style-name="ListParagraph" style:family="paragraph">
      <style:paragraph-properties fo:margin-left="0.7395in">
        <style:tab-stops/>
      </style:paragraph-properties>
    </style:style>
    <style:style style:name="P123" style:parent-style-name="ListParagraph" style:list-style-name="LFO1" style:family="paragraph"/>
    <style:style style:name="P124" style:parent-style-name="ListParagraph" style:list-style-name="LFO1" style:family="paragraph"/>
    <style:style style:name="P125" style:parent-style-name="ListParagraph" style:list-style-name="LFO1" style:family="paragraph"/>
    <style:style style:name="P126" style:parent-style-name="ListParagraph" style:list-style-name="LFO1" style:family="paragraph"/>
    <style:style style:name="P127" style:parent-style-name="ListParagraph" style:family="paragraph">
      <style:paragraph-properties fo:margin-left="0.7395in">
        <style:tab-stops/>
      </style:paragraph-properties>
    </style:style>
    <style:style style:name="P128" style:parent-style-name="ListParagraph" style:list-style-name="LFO1" style:family="paragraph">
      <style:text-properties fo:language="en" fo:country="US"/>
    </style:style>
    <style:style style:name="P129" style:parent-style-name="ListParagraph" style:list-style-name="LFO1" style:family="paragraph"/>
    <style:style style:name="P130" style:parent-style-name="ListParagraph" style:list-style-name="LFO1" style:family="paragraph"/>
    <style:style style:name="P131" style:parent-style-name="ListParagraph" style:list-style-name="LFO1" style:family="paragraph"/>
    <style:style style:name="P132" style:parent-style-name="ListParagraph" style:family="paragraph">
      <style:paragraph-properties fo:margin-left="0.7395in">
        <style:tab-stops/>
      </style:paragraph-properties>
    </style:style>
    <style:style style:name="P133" style:parent-style-name="ListParagraph" style:list-style-name="LFO1" style:family="paragraph"/>
    <style:style style:name="P134" style:parent-style-name="ListParagraph" style:list-style-name="LFO1" style:family="paragraph"/>
    <style:style style:name="P135" style:parent-style-name="ListParagraph" style:list-style-name="LFO1" style:family="paragraph"/>
    <style:style style:name="P136" style:parent-style-name="ListParagraph" style:list-style-name="LFO1" style:family="paragraph"/>
    <style:style style:name="P137" style:parent-style-name="ListParagraph" style:family="paragraph">
      <style:paragraph-properties fo:margin-left="0.7395in">
        <style:tab-stops/>
      </style:paragraph-properties>
    </style:style>
    <style:style style:name="P138" style:parent-style-name="ListParagraph" style:list-style-name="LFO1" style:family="paragraph"/>
    <style:style style:name="P139" style:parent-style-name="ListParagraph" style:list-style-name="LFO1" style:family="paragraph"/>
    <style:style style:name="P140" style:parent-style-name="ListParagraph" style:list-style-name="LFO1" style:family="paragraph"/>
    <style:style style:name="P141" style:parent-style-name="ListParagraph" style:list-style-name="LFO1" style:family="paragraph"/>
    <style:style style:name="P142" style:parent-style-name="ListParagraph" style:family="paragraph">
      <style:paragraph-properties fo:margin-left="0.7395in">
        <style:tab-stops/>
      </style:paragraph-properties>
    </style:style>
    <style:style style:name="P143" style:parent-style-name="ListParagraph" style:list-style-name="LFO1" style:family="paragraph"/>
    <style:style style:name="P144" style:parent-style-name="ListParagraph" style:list-style-name="LFO1" style:family="paragraph"/>
    <style:style style:name="P145" style:parent-style-name="ListParagraph" style:list-style-name="LFO1" style:family="paragraph"/>
    <style:style style:name="P146" style:parent-style-name="ListParagraph" style:list-style-name="LFO1" style:family="paragraph"/>
    <style:style style:name="P147" style:parent-style-name="ListParagraph" style:family="paragraph">
      <style:paragraph-properties fo:margin-left="0.7395in">
        <style:tab-stops/>
      </style:paragraph-properties>
    </style:style>
    <style:style style:name="P148" style:parent-style-name="ListParagraph" style:list-style-name="LFO1" style:family="paragraph"/>
    <style:style style:name="P149" style:parent-style-name="ListParagraph" style:list-style-name="LFO1" style:family="paragraph"/>
    <style:style style:name="P150" style:parent-style-name="ListParagraph" style:list-style-name="LFO1" style:family="paragraph"/>
    <style:style style:name="P151" style:parent-style-name="ListParagraph" style:list-style-name="LFO1" style:family="paragraph"/>
    <style:style style:name="P152" style:parent-style-name="ListParagraph" style:family="paragraph">
      <style:paragraph-properties fo:margin-left="0.7395in">
        <style:tab-stops/>
      </style:paragraph-properties>
    </style:style>
    <style:style style:name="P153" style:parent-style-name="ListParagraph" style:list-style-name="LFO1" style:family="paragraph"/>
    <style:style style:name="P154" style:parent-style-name="ListParagraph" style:list-style-name="LFO1" style:family="paragraph"/>
    <style:style style:name="P155" style:parent-style-name="ListParagraph" style:list-style-name="LFO1" style:family="paragraph"/>
    <style:style style:name="P156" style:parent-style-name="ListParagraph" style:list-style-name="LFO1" style:family="paragraph"/>
    <style:style style:name="P157" style:parent-style-name="ListParagraph" style:family="paragraph">
      <style:paragraph-properties fo:margin-left="0.7395in">
        <style:tab-stops/>
      </style:paragraph-properties>
    </style:style>
    <style:style style:name="P158" style:parent-style-name="ListParagraph" style:list-style-name="LFO1" style:family="paragraph"/>
    <style:style style:name="P159" style:parent-style-name="ListParagraph" style:list-style-name="LFO1" style:family="paragraph"/>
    <style:style style:name="P160" style:parent-style-name="ListParagraph" style:list-style-name="LFO1" style:family="paragraph"/>
    <style:style style:name="P161" style:parent-style-name="ListParagraph" style:list-style-name="LFO1" style:family="paragraph"/>
    <style:style style:name="P162" style:parent-style-name="ListParagraph" style:family="paragraph">
      <style:paragraph-properties fo:margin-left="0.7395in">
        <style:tab-stops/>
      </style:paragraph-properties>
    </style:style>
    <style:style style:name="P163" style:parent-style-name="ListParagraph" style:list-style-name="LFO1" style:family="paragraph"/>
    <style:style style:name="P164" style:parent-style-name="ListParagraph" style:list-style-name="LFO1" style:family="paragraph"/>
    <style:style style:name="P165" style:parent-style-name="ListParagraph" style:list-style-name="LFO1" style:family="paragraph"/>
    <style:style style:name="P166" style:parent-style-name="ListParagraph" style:list-style-name="LFO1" style:family="paragraph"/>
    <style:style style:name="P167" style:parent-style-name="ListParagraph" style:family="paragraph">
      <style:paragraph-properties fo:margin-left="0.7395in">
        <style:tab-stops/>
      </style:paragraph-properties>
    </style:style>
    <style:style style:name="P168" style:parent-style-name="Normal" style:family="paragraph">
      <style:paragraph-properties fo:margin-left="0.4895in">
        <style:tab-stops/>
      </style:paragraph-properties>
    </style:style>
  </office:automatic-styles>
  <office:body>
    <office:text text:use-soft-page-breaks="true">
      <text:p text:style-name="P1">Idées de jeux pouvant servir lors des LANs :</text:p>
      <text:p text:style-name="IntenseQuote"><text:span text:style-name="Strong">RTS :</text:span></text:p>
      <text:list text:style-name="LFO1" text:continue-numbering="true">
        <text:list-item>
          <text:p text:style-name="P2">Starcraft</text:p>
          <text:list text:continue-numbering="true">
            <text:list-item>
              <text:p text:style-name="P3">Présentation : <text:s/><text:line-break/>Starcraft II est un jeu de stratégie en temps réel sur PC au sein d'une galaxie où trois factions<text:s/>s'affrontent sans merci. D'un côté, les Terrans, descendants de colons humains. De l'autre, les Protoss, une race très avancée technologiquement et dotée de pouvoirs psioniques. Enfin, les Zergs, hordes de créatures diverses issues de mutations biologiques<text:s/>et regroupées en essaim.</text:p>
            </text:list-item>
            <text:list-item>
              <text:p text:style-name="P4">Configuration minimale :<text:s/><text:line-break/>PIV 2.2GHz ou AMD Athlon équivalent<text:line-break/>1 Go de RAM<text:line-break/>Carte 3D 128 Mo</text:p>
            </text:list-item>
            <text:list-item>
              <text:p text:style-name="P5">Lien JV.com :<text:line-break/><text:a xlink:href="http://www.jeuxvideo.com/articles/0001/00013186-starcraft-ii-wings-of-liberty-test.htm" office:target-frame-name="_top" xlink:show="replace"><text:span text:style-name="Hyperlink">http://www.jeuxvideo.c</text:span><text:span text:style-name="Hyperlink">om/articles/0001/00013186-starcraft-ii-wings-of-liberty-test.htm</text:span></text:a><text:s/></text:p>
            </text:list-item>
          </text:list>
        </text:list-item>
      </text:list>
      <text:p text:style-name="P6"/>
      <text:list text:style-name="LFO1" text:continue-numbering="true">
        <text:list-item>
          <text:p text:style-name="P7">Dawn of war</text:p>
          <text:list text:continue-numbering="true">
            <text:list-item>
              <text:p text:style-name="P8">Présentation : <text:s/><text:line-break/>Dawn of war est un jeu de stratégie en temps réel sur PC proposant une grande diversité de stratégies grâce à neuf races uniques en leurs genre. Le jeu est basé<text:s/>sur l’univers de Warhammer 40k, et offre un multi pour 8 joueurs maximums. <text:s/></text:p>
            </text:list-item>
            <text:list-item>
              <text:p text:style-name="P9">Configuration minimale :<text:line-break/>PIII 1,4 GHz<text:s/><text:line-break/>256 Mo de RAM<text:line-break/>carte 3D 32 Mo</text:p>
            </text:list-item>
            <text:list-item>
              <text:p text:style-name="P10">Lien JV.com :<text:line-break/><text:a xlink:href="http://www.jeuxvideo.com/articles/0000/00004583_test.htm" office:target-frame-name="_top" xlink:show="replace"><text:span text:style-name="Hyperlink">http://www.jeuxvideo.c</text:span><text:span text:style-name="Hyperlink">om/articles/0000/00004583_test.htm</text:span></text:a><text:s/></text:p>
            </text:list-item>
          </text:list>
        </text:list-item>
      </text:list>
      <text:p text:style-name="P11"/>
      <text:list text:style-name="LFO1" text:continue-numbering="true">
        <text:list-item>
          <text:p text:style-name="P12">Age of empire 2</text:p>
          <text:list text:continue-numbering="true">
            <text:list-item>
              <text:p text:style-name="P13">Présentation : <text:s/><text:line-break/>Age of Empires II : The Age of Kings est un jeu de stratégie sur PC. C'est un contexte médiéval qui est à l'honneur dans le titre, traversé par de grandes figures historiques, de Jeanne<text:s/>D'Arc à Saladin en passant par Gengis Kahn ou Yoshidune. Construisez votre empire et faites-le évoluer afin de régner en maître absolu sur vos adversaires.</text:p>
            </text:list-item>
            <text:list-item>
              <text:p text:style-name="P14">Configuration minimale :<text:line-break/>Pentium 166<text:line-break/>32 Mo RAM</text:p>
            </text:list-item>
            <text:list-item>
              <text:p text:style-name="P15">Lien JV.com :<text:line-break/><text:a xlink:href="http://www.jeuxvideo.com/jeux/pc/00003237-age-of-empires-ii-the-age-of-kings.htm" office:target-frame-name="_top" xlink:show="replace"><text:span text:style-name="Hyperlink">http://www.jeuxvideo.com/jeux/pc/00003237-age-of-empires-ii-the-age-of-kings.htm</text:span></text:a><text:s/></text:p>
            </text:list-item>
          </text:list>
        </text:list-item>
      </text:list>
      <text:p text:style-name="P16"/>
      <text:list text:style-name="LFO1" text:continue-numbering="true">
        <text:list-item>
          <text:p text:style-name="P17">Age of empire 3</text:p>
          <text:list text:continue-numbering="true">
            <text:list-item>
              <text:p text:style-name="P18">Présentation : <text:s/><text:line-break/>Age of Empires III est un jeu de stratégie sur PC. Huit civilisations ayant<text:s/>chacune leurs spécificités, s'offrent à nous : les Britanniques, les Espagnols, les Portugais, les Allemands, les Russes, les Ottomans, les Néerlandais et les Français. Construisez votre empire et faites-le évoluer afin de régner en maître absolu sur vos adversaires.</text:p>
            </text:list-item>
            <text:list-item>
              <text:p text:style-name="P19">Configuration minimale :<text:line-break/>PIV 1,4 GHz<text:line-break/>256 Mo de RAM<text:line-break/>carte 3D 64 Mo</text:p>
            </text:list-item>
            <text:list-item>
              <text:p text:style-name="P20">Lien JV.com :<text:line-break/><text:a xlink:href="http://www.jeuxvideo.com/jeux/pc/00014009-age-of-empires-iii.htm" office:target-frame-name="_top" xlink:show="replace"><text:span text:style-name="Hyperlink">http://www.jeuxvideo.com/jeux/pc/00014009-age-of-empires-iii.htm</text:span></text:a><text:s/></text:p>
            </text:list-item>
          </text:list>
        </text:list-item>
      </text:list>
      <text:p text:style-name="Normal"/>
      <text:list text:style-name="LFO1" text:continue-numbering="true">
        <text:list-item>
          <text:p text:style-name="P21">Supreme commander</text:p>
          <text:list text:continue-numbering="true">
            <text:list-item>
              <text:p text:style-name="P22"><text:line-break/>Supreme Commander est un jeu de stratégie sur PC dans lequel vous incarnez l'une des trois factions disponibles, la Fédération Terrienne Unie, les Aeons ou les Cybrans. Le jeu tourne autour du contrôle de points de ressources, la technologie. Une particularité du jeu est le zoom stratégique permettant de voir l’ensemble du terrain sur son écran.</text:p>
            </text:list-item>
            <text:list-item>
              <text:p text:style-name="P23">Configuration minimale :<text:line-break/>PIV 1,8 GHz<text:line-break/>512 Mo de RAM<text:line-break/>carte 3D 128 Mo</text:p>
            </text:list-item>
            <text:list-item>
              <text:p text:style-name="P24">Lien JV.com :<text:line-break/><text:a xlink:href="http://www.jeuxvideo.com/jeux/pc/00014896-supreme-commander.htm" office:target-frame-name="_top" xlink:show="replace"><text:span text:style-name="Hyperlink">http://www.jeuxvideo.com/jeux/pc/00014896-supreme-commander.htm</text:span></text:a><text:s/></text:p>
            </text:list-item>
          </text:list>
        </text:list-item>
      </text:list>
      <text:p text:style-name="Normal"/>
      <text:list text:style-name="LFO1" text:continue-numbering="true">
        <text:list-item>
          <text:p text:style-name="P25">Empire earth 2</text:p>
          <text:list text:continue-numbering="true">
            <text:list-item>
              <text:p text:style-name="P26">Présentation : <text:s/><text:line-break/>Issu de la série qui a révolutionné la stratégie en temps réel, Empire Earth revient parmi nous avec un second opus sur PC. Diplomatie, guerres, inventions,<text:s/>développement... Bâtissez, divisez et partez à la conquête du monde pour laisser à nouveau votre empreinte dans l'histoire. Découvrez l'histoire de l'humanité au travers de quinze époques uniques.</text:p>
            </text:list-item>
            <text:list-item>
              <text:p text:style-name="P27">Configuration minimale :<text:line-break/>PIV 1,5 GHz<text:line-break/><text:soft-page-break/>256 Mo de RAM<text:line-break/>carte 3D 64 Mo</text:p>
            </text:list-item>
            <text:list-item>
              <text:p text:style-name="P28">Lien JV.com :<text:line-break/><text:a xlink:href="http://www.jeuxvideo.com/jeux/pc/00012820-empire-earth-ii.htm" office:target-frame-name="_top" xlink:show="replace"><text:span text:style-name="Hyperlink">http://www.jeuxvideo.com/jeux/pc/00012820-empire-earth-ii.htm</text:span></text:a><text:s/></text:p>
            </text:list-item>
          </text:list>
        </text:list-item>
      </text:list>
      <text:p text:style-name="Normal"/>
      <text:list text:style-name="LFO1" text:continue-numbering="true">
        <text:list-item>
          <text:p text:style-name="P29">command &amp;<text:s/>conquer 3</text:p>
          <text:list text:continue-numbering="true">
            <text:list-item>
              <text:p text:style-name="P30">Présentation : <text:s/><text:line-break/>Command &amp; Conquer 3 est un jeu de stratégie sur PC. Aux commandes du NOD ou du GDI, combattez votre ennemi pour asseoir votre armée sur terre. Bâtissez vos bases, vos hommes et vos armes pour venir à bout de vos adversaires. Jouable en LAN et en multijoueur online, C&amp;C 3 vous réserve de nombreuses surprises, comme la possibilité de gérer une nouvelle faction extraterrestre, les Scrins...</text:p>
            </text:list-item>
            <text:list-item>
              <text:p text:style-name="P31">Configuration minimale :<text:line-break/>PIV 2 GHz<text:line-break/>1 Go de RAM<text:line-break/>carte 3D 128 Mo</text:p>
            </text:list-item>
            <text:list-item>
              <text:p text:style-name="P32">Lien JV.com :<text:line-break/><text:a xlink:href="http://www.jeuxvideo.com/jeux/pc/00016106-command-conquer-3-les-guerres-du-tiberium.htm" office:target-frame-name="_top" xlink:show="replace"><text:span text:style-name="Hyperlink">http://www.jeuxvideo.com/jeux/pc/00016106-command-conquer-3-les-guerres-du-tiberium.htm</text:span></text:a><text:s/></text:p>
            </text:list-item>
          </text:list>
        </text:list-item>
      </text:list>
      <text:p text:style-name="Normal"/>
      <text:list text:style-name="LFO1" text:continue-numbering="true">
        <text:list-item>
          <text:p text:style-name="P33">Shogun</text:p>
          <text:list text:continue-numbering="true">
            <text:list-item>
              <text:p text:style-name="P34">Présentation : <text:s/><text:line-break/>Shogun 2 : Total War est un jeu de stratégie sur PC qui reprend les bases de la série en s'attaquant une nouvelle fois au Japon féodal. Construit sur une base historique précise, le titre vous propose de prendre la tête de l'un des 9 principaux clans japonais et de livrer bataille pour devenir Shogun. Vous devez gérer l'économie et la politique de vos provinces mais aussi diriger directement vos troupes sur le champ de bataille.<text:s/><text:span text:style-name="T35">Le titre propose également un mode multijoueur complet.</text:span></text:p>
            </text:list-item>
            <text:list-item>
              <text:p text:style-name="P36">Configuration minimale :<text:line-break/>Processeur Intel Dual Core à 2 GHz ou équivalent AMD<text:line-break/>1 Go de RAM pour XP, 2 Go de RAM pour Vista/7<text:line-break/>Carte graphique 256 Mo</text:p>
            </text:list-item>
            <text:list-item>
              <text:p text:style-name="P37">Lien JV.com :<text:line-break/><text:a xlink:href="http://www.jeuxvideo.com/jeux/pc/00037211-total-war-shogun-2.htm" office:target-frame-name="_top" xlink:show="replace"><text:span text:style-name="Hyperlink">http://www.jeuxvideo.com/jeux/pc/00037211-total-war-shogun-2.htm</text:span></text:a><text:s/></text:p>
            </text:list-item>
          </text:list>
        </text:list-item>
      </text:list>
      <text:p text:style-name="Normal"/>
      <text:list text:style-name="LFO1" text:continue-numbering="true">
        <text:list-item>
          <text:p text:style-name="P38">Blood bowl</text:p>
          <text:list text:continue-numbering="true">
            <text:list-item>
              <text:p text:style-name="P39">Présentation : <text:s/><text:line-break/>Blood Bowl sur PC est un jeu de sport et de stratégie adapté du jeu de plateau éponyme. Joyeux mélange de football américain et de catch, le titre met en scène<text:s/><text:soft-page-break/>des équipes de créatures issues du monde de Warhammer. Humains, Nains, Elfes, Orques, Skavens et Hommes-Lézards partent donc s'étriper sur le terrain en tentant à l'occasion de marquer des touchdowns. Le titre peut se jouer en temps réel ou au tour par tour, comme le jeu de plateau dont il s'inspire.</text:p>
            </text:list-item>
            <text:list-item>
              <text:p text:style-name="P40">Configuration minimale :<text:line-break/>Pentium 2,4Ghz/AthlonXP 2400+<text:line-break/>1 Go de RAM sous XP ou 2Go sous Vista<text:line-break/><text:s/>carte 3D 128 Mo compatible DirectX 9 et Shaders 2.0</text:p>
            </text:list-item>
            <text:list-item>
              <text:p text:style-name="P41">Lien JV.com :<text:line-break/><text:a xlink:href="http://www.jeuxvideo.com/jeux/pc/00016588-blood-bowl.htm" office:target-frame-name="_top" xlink:show="replace"><text:span text:style-name="Hyperlink">http://www.jeuxvideo.com/jeux/pc/00016588-blood-bowl.htm</text:span></text:a><text:s/></text:p>
            </text:list-item>
          </text:list>
        </text:list-item>
      </text:list>
      <text:p text:style-name="P42"/>
      <text:p text:style-name="Normal"/>
      <text:p text:style-name="IntenseQuote"><text:span text:style-name="T43">FPS :</text:span></text:p>
      <text:list text:style-name="LFO1" text:continue-numbering="true">
        <text:list-item>
          <text:p text:style-name="P44">Battlefield<text:s/>2</text:p>
          <text:list text:continue-numbering="true">
            <text:list-item>
              <text:p text:style-name="P45">Présentation : <text:s/><text:line-break/>Battlefield 2 sur PC vous transporte au<text:s/>cœur<text:s/>du conflit moderne en vous proposant des combats par équipes. Les joueurs peuvent combattre sous l'uniforme de trois superpuissances : les Etats-Unis, la Chine ou la nouvelle coalition du Moyen-Orient. Ils prennent les commandes de plus de trente véhicules et utilisent les dernières technologies en matière d'armement pour affronter plus de cent joueurs en ligne sur PC.</text:p>
            </text:list-item>
            <text:list-item>
              <text:p text:style-name="P46">Configuration minimale :<text:line-break/>PIV 1.7 Ghz<text:line-break/>512 Mo de RAM<text:line-break/>carte 3D 128 Mo compatible pixel shaders 1.4</text:p>
            </text:list-item>
            <text:list-item>
              <text:p text:style-name="P47">Lien JV.com :<text:line-break/><text:a xlink:href="http://www.jeuxvideo.com/jeux/pc/00012723-battlefield-2.htm" office:target-frame-name="_top" xlink:show="replace"><text:span text:style-name="Hyperlink">http://www.jeuxvideo.com/jeux/pc/00012723-battlefield-2.htm</text:span></text:a><text:s/></text:p>
            </text:list-item>
          </text:list>
        </text:list-item>
      </text:list>
      <text:p text:style-name="P48"/>
      <text:list text:style-name="LFO1" text:continue-numbering="true">
        <text:list-item>
          <text:p text:style-name="P49">Call of duty<text:s/>MW2</text:p>
          <text:list text:continue-numbering="true">
            <text:list-item>
              <text:p text:style-name="P50">Présentation : <text:s/><text:line-break/>Call of Duty 4 : Modern Warfare un jeu de tir en vue subjective sur PC qui se déroule dans un contexte contemporain et qui permet de suivre deux conflits fictifs en parallèle. Le premier place le joueur dans la peau d'un marine américain coincé dans une guérilla urbaine au Moyen-Orient, tandis que dans l'autre lui fait incarner un agent d'élite britannique embarqué dans des missions discrètes en Russie et Europe de l'Est. Plusieurs modes multijoueurs sont aussi de la partie.</text:p>
            </text:list-item>
            <text:list-item>
              <text:p text:style-name="P51">Configuration minimale :<text:line-break/>IV 2.4 GHz<text:line-break/><text:soft-page-break/>512 Mo de RAM (XP) 1 Go de RAM (Vista)<text:line-break/>carte 3D 128 Mo compatible DirectX 9.0c</text:p>
            </text:list-item>
            <text:list-item>
              <text:p text:style-name="P52">Lien JV.com :<text:line-break/><text:a xlink:href="http://www.jeuxvideo.com/jeux/pc/00018234-call-of-duty-4-modern-warfare.htm" office:target-frame-name="_top" xlink:show="replace"><text:span text:style-name="Hyperlink">http://www.jeuxvideo.com/jeux/pc/00018234-call-of-duty-4-modern-warfare.htm</text:span></text:a><text:s/></text:p>
            </text:list-item>
          </text:list>
        </text:list-item>
      </text:list>
      <text:p text:style-name="Normal"/>
      <text:list text:style-name="LFO1" text:continue-numbering="true">
        <text:list-item>
          <text:p text:style-name="P53">Unreal tournament<text:s/>3</text:p>
          <text:list text:continue-numbering="true">
            <text:list-item>
              <text:p text:style-name="P54">Présentation : <text:s/><text:line-break/>La série des Unreal Tournament est de retour sur PC avec ce troisième volet plus explosif que jamais. Seul ou en équipe, à pied ou véhiculé, affrontez vos ennemis et conquérez des territoires à l'aide d'un arsenal dévastateur pour dominer la partie. Défiez vos amis en ligne grâce au mode multijoueur pour lequel ce jeu est fait.</text:p>
            </text:list-item>
            <text:list-item>
              <text:p text:style-name="P55">Configuration minimale :<text:line-break/>PIV 2.0GHz<text:line-break/>512Mo de RAM<text:line-break/>carte 3D 128 Mo</text:p>
            </text:list-item>
            <text:list-item>
              <text:p text:style-name="P56">Lien<text:s/>JV.com :<text:line-break/><text:a xlink:href="http://www.jeuxvideo.com/jeux/pc/00014477-unreal-tournament-iii.htm" office:target-frame-name="_top" xlink:show="replace"><text:span text:style-name="Hyperlink">http://www.jeuxvideo.com/jeux/pc/00014477-unreal-tournament-iii.htm</text:span></text:a><text:s/></text:p>
            </text:list-item>
          </text:list>
        </text:list-item>
      </text:list>
      <text:p text:style-name="P57"/>
      <text:list text:style-name="LFO1" text:continue-numbering="true">
        <text:list-item>
          <text:p text:style-name="P58">Quake 3 et dérivés</text:p>
          <text:list text:continue-numbering="true">
            <text:list-item>
              <text:p text:style-name="P59">Présentation : <text:s/><text:line-break/>Quake III Arena sur PC est un jeu de tir à la première personne orienté multijoueur. Un arsenal varié et complet est à votre disposition pour organiser une joyeuse boucherie seul ou par équipe. Les modes classiques du genre sont tous là (Capture The Flag, Possession, Deathmatch...).</text:p>
            </text:list-item>
            <text:list-item>
              <text:p text:style-name="P60">Lien JV.com :<text:line-break/><text:a xlink:href="http://www.jeuxvideo.com/jeux/pc/00000004-quake-iii-arena.htm" office:target-frame-name="_top" xlink:show="replace"><text:span text:style-name="Hyperlink">http://www.jeuxvideo.com/jeux/pc/00000004-quake-iii-arena.htm</text:span></text:a><text:s/></text:p>
            </text:list-item>
          </text:list>
        </text:list-item>
      </text:list>
      <text:p text:style-name="P61"/>
      <text:list text:style-name="LFO1" text:continue-numbering="true">
        <text:list-item>
          <text:p text:style-name="P62">Nexuiz classic (Gratuit)</text:p>
          <text:list text:continue-numbering="true">
            <text:list-item>
              <text:p text:style-name="P63">Présentation : <text:s/><text:line-break/>Quake-like créé en 2005, c’est un jeu gratuit bourré d’action, l’idéal pour se défouler sur ses amis.</text:p>
            </text:list-item>
            <text:list-item>
              <text:p text:style-name="P64">Lien<text:s/>officiel :<text:line-break/>http://www.alientrap.org/games/nexuiz</text:p>
            </text:list-item>
          </text:list>
        </text:list-item>
      </text:list>
      <text:p text:style-name="P65"/>
      <text:list text:style-name="LFO1" text:continue-numbering="true">
        <text:list-item>
          <text:p text:style-name="P66">Counter-Strike : Source</text:p>
          <text:list text:continue-numbering="true">
            <text:list-item>
              <text:p text:style-name="P67">Présentation : <text:s/><text:line-break/>Counter-Strike : Source sur PC est un jeu de tir à la première personne qui se joue exclusivement en ligne et qui compte une grande communauté. Le jeu permet au<text:s/><text:soft-page-break/>joueur de choisir son camp entre les terroristes et les contre-terroristes. Plusieurs objectifs différents en fonction du camp adopté et de la carte choisie doivent être menés à bien afin de remporter la partie. Le jeu met également à disposition du joueur un large choix d'armes existantes afin de renforcer l'immersion.</text:p>
            </text:list-item>
            <text:list-item>
              <text:p text:style-name="P68">Configuration minimale :<text:line-break/>PIV 1.7 GHz / AMD Athlon XP 1700+<text:line-break/>Mémoire vive : 512 Mo<text:line-break/>Mémoire graphique : 64 Mo</text:p>
            </text:list-item>
            <text:list-item>
              <text:p text:style-name="P69">Lien JV.com :<text:line-break/><text:a xlink:href="http://www.jeuxvideo.com/jeux/pc/00013329-counter-strike-source.htm" office:target-frame-name="_top" xlink:show="replace"><text:span text:style-name="Hyperlink">http://www.jeuxvideo.com/jeux/pc/00013329-counter-strike-source.htm</text:span></text:a><text:s/></text:p>
            </text:list-item>
          </text:list>
        </text:list-item>
      </text:list>
      <text:p text:style-name="Normal"/>
      <text:list text:style-name="LFO1" text:continue-numbering="true">
        <text:list-item>
          <text:p text:style-name="P70">Left for dead<text:s/>2</text:p>
          <text:list text:continue-numbering="true">
            <text:list-item>
              <text:p text:style-name="P71">Présentation : <text:s/><text:line-break/>Left 4 Dead 2 sur PC est un FPS horrifique qui plonge 4 survivants en pleine invasion d'humains infectés par un étrange virus. Jouable en coopération, le titre propose 5 campagnes à traverser en travaillant ensemble. Plus gore que son prédécesseur, le jeu permet le démembrement des ennemis et intègre de nouvelles armes ainsi que de nouveaux équipements. Il propose en outre des modes multijoueurs inédits pour 8 participants : 4 incarnant les survivants et les autres les zombies.</text:p>
            </text:list-item>
            <text:list-item>
              <text:p text:style-name="P72">Configuration minimale :<text:line-break/>PIV 3 GHz<text:line-break/>2 Go de RAM<text:line-break/>carte 3D 128 Mo</text:p>
            </text:list-item>
            <text:list-item>
              <text:p text:style-name="P73">Lien JV.com :<text:line-break/><text:a xlink:href="http://www.jeuxvideo.com/jeux/pc/00031831-left-4-dead-2.htm" office:target-frame-name="_top" xlink:show="replace"><text:span text:style-name="Hyperlink">http://www.jeuxvideo.com/jeux/pc/00031831-left-4-dead-2.htm</text:span></text:a><text:s/></text:p>
            </text:list-item>
          </text:list>
        </text:list-item>
      </text:list>
      <text:p text:style-name="P74"/>
      <text:list text:style-name="LFO1" text:continue-numbering="true">
        <text:list-item>
          <text:p text:style-name="P75">Killing floor</text:p>
          <text:list text:continue-numbering="true">
            <text:list-item>
              <text:p text:style-name="P76">Présentation : <text:s/><text:line-break/>Killing Floor est un FPS/survival-horror sur PC qui propose à 6 joueurs de faire face à des vagues successives de redoutables monstres. Entre chaque vague, vous devrez acheter de l'équipement et vous préparer au prochain affrontement. La coopération est indispensable pour s'en sortir et il faut constamment veiller à protéger ou à soigner ses coéquipiers. Heureusement, les capacités des personnages peuvent être améliorées de façon permanente grâce aux exploits accomplis.</text:p>
            </text:list-item>
            <text:list-item>
              <text:p text:style-name="P77">Configuration minimale :<text:line-break/>Processeur 1.2 Ghz<text:line-break/>512 Mo de RAM<text:line-break/>Carte<text:s/>3D 64 Mo compatible DirectX 9</text:p>
            </text:list-item>
            <text:list-item>
              <text:p text:style-name="P78">Lien JV.com :<text:line-break/><text:a xlink:href="http://www.jeuxvideo.com/jeux/pc/00030034-killing-floor.htm" office:target-frame-name="_top" xlink:show="replace"><text:span text:style-name="Hyperlink">http://www.jeuxvideo.com/jeux/pc/00030034-killing-floor.htm</text:span></text:a><text:s/></text:p>
            </text:list-item>
          </text:list>
        </text:list-item>
      </text:list>
      <text:p text:style-name="P79"/>
      <text:list text:style-name="LFO1" text:continue-numbering="true">
        <text:list-item>
          <text:p text:style-name="P80">Borderlands</text:p>
          <text:list text:continue-numbering="true">
            <text:list-item>
              <text:p text:style-name="P81">Présentation : <text:s/><text:line-break/>Borderlands sur PC est un jeu de tir à la première personne mâtiné de jeu de rôle (expérience, spécialisations) qui vous entraîne sur une planète mystérieuse, aux allures de Far West futuriste. Il offre au joueur la possibilité de piloter des véhicules et de manipuler une grande variété d'armes afin de remplir de très nombreuses quêtes. Jouable en solo, Borderlands permet également à quatre participants de compléter l'aventure ensemble, en coopération.</text:p>
            </text:list-item>
            <text:list-item>
              <text:p text:style-name="P82">Configuration minimale :<text:line-break/>processeur 2.4 GHz ou équivalent<text:line-break/>1Go de RAM (2 Go recommandés sous Vista)<text:line-break/>carte 3D 256 Mo</text:p>
            </text:list-item>
            <text:list-item>
              <text:p text:style-name="P83">Lien JV.com :<text:line-break/><text:a xlink:href="http://www.jeuxvideo.com/jeux/pc/00019506-borderlands.htm" office:target-frame-name="_top" xlink:show="replace"><text:span text:style-name="Hyperlink">http://www.jeuxvideo.com/jeux/pc/00019506-borderlands.htm</text:span></text:a><text:s/></text:p>
            </text:list-item>
          </text:list>
        </text:list-item>
      </text:list>
      <text:p text:style-name="Normal"/>
      <text:list text:style-name="LFO1" text:continue-numbering="true">
        <text:list-item>
          <text:p text:style-name="P84">Team fortress 2 (gratuit)</text:p>
          <text:list text:continue-numbering="true">
            <text:list-item>
              <text:p text:style-name="P85">Présentation : <text:s/><text:line-break/>Team Fortress 2 est un jeu de tir à la première personne sur PC. Le jeu propose de se bastonner en réseau dans un univers très cartoon et coloré, mais qui n'en oublie pas pour autant d'inclure de nombreuses armes et arènes de jeu. Plusieurs personnages sont disponibles, avec leurs propres spécificités, armes et capacités, sur six cartes différentes.</text:p>
            </text:list-item>
            <text:list-item>
              <text:p text:style-name="P86">Configuration minimale :<text:line-break/>PIV 1.7GHz<text:line-break/>512Mo de RAM<text:line-break/>carte 3D 128Mo</text:p>
            </text:list-item>
            <text:list-item>
              <text:p text:style-name="P87">Lien JV.com :<text:line-break/><text:a xlink:href="http://www.jeuxvideo.com/jeux/pc/00002708-team-fortress-2.htm" office:target-frame-name="_top" xlink:show="replace"><text:span text:style-name="Hyperlink">http://www.jeuxvideo.com/jeux/pc/00002708-team-fortress-2.htm</text:span></text:a><text:s/></text:p>
            </text:list-item>
          </text:list>
        </text:list-item>
      </text:list>
      <text:p text:style-name="Normal"/>
      <text:list text:style-name="LFO1" text:continue-numbering="true">
        <text:list-item>
          <text:p text:style-name="P88">Arma 2</text:p>
          <text:list text:continue-numbering="true">
            <text:list-item>
              <text:p text:style-name="P89">Présentation : <text:s/><text:line-break/>En 2009, des forces spéciales des Marines américains sont envoyées en Chernarus, un ex-territoire soviétique fictif, afin de mettre un terme au conflit qui oppose nationalistes et séparatistes. ArmA 2 sur PC vous plonge donc dans un jeu de tir axé simulation qui se déroule sur fond de deuxième Guerre Froide. Vous devez combattre, utiliser des véhicules et commander vos troupes afin d'atteindre des objectifs variés au sein de missions au déroulement dynamique.</text:p>
            </text:list-item>
            <text:list-item>
              <text:p text:style-name="P90">Configuration minimale :<text:line-break/>processeur Core 2 Duo/Athlon X2 1,8 GHz<text:line-break/>512 Mo de RAM<text:line-break/>carte 3D 256 Mo compatible DirectX 9 (SM 3.0</text:p>
            </text:list-item>
            <text:list-item>
              <text:p text:style-name="P91">Lien JV.com :<text:line-break/><text:a xlink:href="http://www.jeuxvideo.com/jeux/pc/00019580-arma-ii.htm" office:target-frame-name="_top" xlink:show="replace"><text:span text:style-name="Hyperlink">http://www.jeuxvideo.com/jeux/pc/00019580-arma-ii.htm</text:span></text:a><text:s/></text:p>
            </text:list-item>
          </text:list>
        </text:list-item>
      </text:list>
      <text:p text:style-name="P92"/>
      <text:list text:style-name="LFO1" text:continue-numbering="true">
        <text:list-item>
          <text:p text:style-name="P93">Brink</text:p>
          <text:list text:continue-numbering="true">
            <text:list-item>
              <text:p text:style-name="P94">Présentation : <text:s/><text:line-break/>BRINK est un FPS essentiellement multijoueur disponible sur PC. L'action se déroule sur l'Ark, un archipel artificiel qui a accueilli des milliers de réfugiés climatiques qui ont fui la montée des eaux. Vous incarnez soit un représentant des autorités, soit un révolutionnaire qui compte bien renverser le pouvoir autocratique. Vous pourrez tour à tour prendre le rôle de quatre classes de personnage afin de réaliser les différents objectifs qui vous seront assignés.</text:p>
            </text:list-item>
            <text:list-item>
              <text:p text:style-name="P95">Configuration minimale :<text:line-break/>Processeur Intel Core 2 Duo 2,4 GHz ou équivalent<text:line-break/>carte graphique Nvidia 8800GS ou AMD<text:s/>Radeon 2900 Pro ou équivalent<text:line-break/>2 Go de RAM</text:p>
            </text:list-item>
            <text:list-item>
              <text:p text:style-name="P96">Lien JV.com :<text:line-break/><text:a xlink:href="http://www.jeuxvideo.com/jeux/pc/00031754-brink.htm" office:target-frame-name="_top" xlink:show="replace"><text:span text:style-name="Hyperlink">http://www.jeuxvideo.com/jeux/pc/00031754-brink.htm</text:span></text:a><text:s/></text:p>
            </text:list-item>
          </text:list>
        </text:list-item>
      </text:list>
      <text:p text:style-name="P97"/>
      <text:p text:style-name="Normal"/>
      <text:p text:style-name="IntenseQuote"><text:span text:style-name="Strong">Course auto :</text:span></text:p>
      <text:list text:style-name="LFO1" text:continue-numbering="true">
        <text:list-item>
          <text:p text:style-name="P98">Blur</text:p>
          <text:list text:continue-numbering="true">
            <text:list-item>
              <text:p text:style-name="P99">Présentation : <text:s/><text:line-break/>Blur sur PC est un jeu de courses dans lequel le joueur doit se faire une place dans le domaine des courses illégales. Axé arcade dans sa jouabilité, et proposant des bonus aussi extravagants que l'onde de choc ou des mines, le soft permet néanmoins de conduire des BMW ou encore des Hummer dans des tracés très réalistes à travers Londres ou Los Angeles.</text:p>
            </text:list-item>
            <text:list-item>
              <text:p text:style-name="P100">Configuration minimale :<text:line-break/>PIV<text:s/>3.4 Ghz<text:line-break/>Mémoire vive : 1 Go<text:line-break/>Carte graphique : nVidia GeForce 6600GT / ATI Radeon 1600XT 256Mo</text:p>
            </text:list-item>
            <text:list-item>
              <text:p text:style-name="P101">Lien JV.com :<text:line-break/><text:a xlink:href="http://www.jeuxvideo.com/jeux/pc/00031287-blur.htm" office:target-frame-name="_top" xlink:show="replace"><text:span text:style-name="Hyperlink">http://www.jeuxvideo.com/jeux/pc/00031287-blur.htm</text:span></text:a><text:s/></text:p>
            </text:list-item>
          </text:list>
        </text:list-item>
      </text:list>
      <text:p text:style-name="P102"/>
      <text:list text:style-name="LFO1" text:continue-numbering="true">
        <text:list-item>
          <text:p text:style-name="P103">Split second</text:p>
          <text:list text:continue-numbering="true">
            <text:list-item>
              <text:p text:style-name="P104">Présentation : <text:s/><text:line-break/>Split/Second Velocity est un jeu de courses orienté arcade à pratiquer sur PC. Le soft vous plonge au coeur d'une émission de télé-réalité où tous les coups sont<text:s/><text:soft-page-break/>permis. Au-delà des traditionnels coups de volant destinés à propulser un concurrent en dehors de la piste, vous pouvez également déclencher des événements dévastateurs en fonçant sur certains éléments du décor. Détruire une immense structure permet en effet de répandre une quantité de débris sur la route des autres pilotes.</text:p>
            </text:list-item>
            <text:list-item>
              <text:p text:style-name="P105">Configuration minimale :<text:line-break/>processeur 3 Ghz<text:line-break/>2 Go de RAM<text:line-break/>carte graphique 256 Mo nVidia GeForce 7800/ATI Radeon X1800</text:p>
            </text:list-item>
            <text:list-item>
              <text:p text:style-name="P106">Lien JV.com :<text:line-break/><text:a xlink:href="http://www.jeuxvideo.com/jeux/pc/00029834-split-second-velocity.htm" office:target-frame-name="_top" xlink:show="replace"><text:span text:style-name="Hyperlink">http://www.jeuxvideo.com/jeux/pc/00029834-split-second-velocity.htm</text:span></text:a><text:s/></text:p>
            </text:list-item>
          </text:list>
        </text:list-item>
      </text:list>
      <text:p text:style-name="P107"/>
      <text:list text:style-name="LFO1" text:continue-numbering="true">
        <text:list-item>
          <text:p text:style-name="P108">Need for speed<text:s/>carbon</text:p>
          <text:list text:continue-numbering="true">
            <text:list-item>
              <text:p text:style-name="P109">Présentation : <text:s/><text:line-break/>Need for Speed Carbon est un jeu de courses sur PC. Le titre se déroule dans la belle ville de Palmont City, où il vous est demandé de devenir le roi de l'asphalte et du burn, en conquérant les nombreux quartiers de la cité et en acceptant de participer à toutes les courses et compétitions qui se présentent à vous. Évidemment, la police est de la partie en cas d'infraction à la loi.</text:p>
            </text:list-item>
            <text:list-item>
              <text:p text:style-name="P110">Configuration minimale :<text:line-break/>PIV 1.7 GHz<text:line-break/>512 Mo de RAM<text:line-break/>carte graphique 64 Mo (NVIDIA GeForce 4 Ti-4200 ou supérieure ou ATi Radeon 8500 ou supérieure)</text:p>
            </text:list-item>
            <text:list-item>
              <text:p text:style-name="P111">Lien JV.com :<text:line-break/>http://www.jeuxvideo.com/jeux/pc/00016580-need-for-speed-carbon.htm</text:p>
            </text:list-item>
          </text:list>
        </text:list-item>
      </text:list>
      <text:p text:style-name="P112"/>
      <text:list text:style-name="LFO1" text:continue-numbering="true">
        <text:list-item>
          <text:p text:style-name="P113">Flat out<text:s/>2</text:p>
          <text:list text:continue-numbering="true">
            <text:list-item>
              <text:p text:style-name="P114">Présentation : <text:s/><text:line-break/>FlatOut 2 sur PC marque le retour des courses en folie avec pilote éjectable au moindre crash. Retrouvez ici encore plus de circuits, de courses et de collisions. Egalement présents au menu, une multitude de mini-jeux mettant en scène le fameux pantin kamikaze qui vous sert de pilote et à qui il vous faut faire subir 1001 tortures !</text:p>
            </text:list-item>
            <text:list-item>
              <text:p text:style-name="P115">Configuration minimale :<text:line-break/>PIV 2.0 GHz / AMD Athlon XP 2000+<text:line-break/>Mémoire vive : 256 Mo<text:line-break/>Mémoire graphique : 64 Mo</text:p>
            </text:list-item>
            <text:list-item>
              <text:p text:style-name="P116">Lien JV.com :<text:line-break/><text:a xlink:href="http://www.jeuxvideo.com/jeux/pc/00015324-flatout-2.htm" office:target-frame-name="_top" xlink:show="replace"><text:span text:style-name="Hyperlink">http://www.jeuxvideo.com/jeux/pc/00015324-flatout-2.htm</text:span></text:a><text:s/></text:p>
            </text:list-item>
          </text:list>
        </text:list-item>
      </text:list>
      <text:p text:style-name="P117"/>
      <text:soft-page-break/>
      <text:list text:style-name="LFO1" text:continue-numbering="true">
        <text:list-item>
          <text:p text:style-name="P118">Trackmania<text:s/>united</text:p>
          <text:list text:continue-numbering="true">
            <text:list-item>
              <text:p text:style-name="P119">Présentation : <text:s/><text:line-break/>TrackMania United sur PC est un jeu de courses de voiture offrant un challenge aussi bien en solo qu'en multi, sur internet, où le titre prend d'ailleurs toute sa valeur. Seul, découvrez trois modes : course, plate-forme et puzzle. Battez les records établis pour gagner des médailles et ainsi débloquer de nouvelles courses et de nouveaux modèles de véhicules. Affrontez ensuite la communauté en ligne et améliorez vos scores à force d'entraînement.</text:p>
            </text:list-item>
            <text:list-item>
              <text:p text:style-name="P120">Configuration minimale :<text:line-break/>PIV 1.6 GHz ou AthlonXP 1600+<text:line-break/>256 Mo de RAM (512 avec Vista)<text:line-break/>carte graphique 16 Mo</text:p>
            </text:list-item>
            <text:list-item>
              <text:p text:style-name="P121">Lien JV.com :<text:line-break/><text:a xlink:href="http://www.jeuxvideo.com/jeux/pc/00015999-trackmania-united.htm" office:target-frame-name="_top" xlink:show="replace"><text:span text:style-name="Hyperlink">http://www.jeuxvideo.com/jeux/pc/00015999-trackmania-united.htm</text:span></text:a><text:s/></text:p>
            </text:list-item>
          </text:list>
        </text:list-item>
      </text:list>
      <text:p text:style-name="P122"/>
      <text:p text:style-name="Normal"/>
      <text:p text:style-name="IntenseQuote"><text:span text:style-name="Strong">Autres :</text:span></text:p>
      <text:list text:style-name="LFO1" text:continue-numbering="true">
        <text:list-item>
          <text:p text:style-name="P123">GTA<text:s/>4</text:p>
          <text:list text:continue-numbering="true">
            <text:list-item>
              <text:p text:style-name="P124">Présentation : <text:s/><text:line-break/>GTA 4 sur PC est un jeu d'action se déroulant dans un New York virtuel, baptisé Liberty City. Le joueur y incarne Niko Bellic, un personnage d'origine est-européenne, il doit réussir des dizaines de missions dans un environnement très vaste. Destiné à un public majeur en raison de l'omniprésence de violence physique et verbale, Grand Theft Auto IV est en fait un simulateur de banditisme qui propose également un contenu multijoueur et téléchargeable en ligne.</text:p>
            </text:list-item>
            <text:list-item>
              <text:p text:style-name="P125">Configuration minimale :<text:line-break/>Processeur Intel Core 2 Duo à 1.8 GHz ou AMD Athlon<text:s/>x2 64 à 2.4 GHz<text:s/><text:line-break/>1.5 Go de RAM<text:line-break/>Carte vidéo 256 Mo<text:s/>Nvidia 7900 ou ATi X1900</text:p>
            </text:list-item>
            <text:list-item>
              <text:p text:style-name="P126">Lien JV.com :<text:line-break/><text:a xlink:href="http://www.jeuxvideo.com/jeux/pc/00022337-grand-theft-auto-iv.htm" office:target-frame-name="_top" xlink:show="replace"><text:span text:style-name="Hyperlink">http://www.jeuxvideo.com/jeux/pc/00022337-grand-theft-auto-iv.htm</text:span></text:a><text:s/></text:p>
            </text:list-item>
          </text:list>
        </text:list-item>
      </text:list>
      <text:p text:style-name="P127"/>
      <text:list text:style-name="LFO1" text:continue-numbering="true">
        <text:list-item>
          <text:p text:style-name="P128">Sins of a solar empire</text:p>
          <text:list text:continue-numbering="true">
            <text:list-item>
              <text:p text:style-name="P129">Présentation : <text:s/><text:line-break/>Sins of a Solar Empire est un jeu de gestion et de stratégie en temps réel situé dans l'espace. Choisissez l'une des trois factions luttant chacune pour sa survie et commencez à construire votre empire spatial en colonisant des planètes et en mettant en place un système de commerce pour rassembler des ressources et<text:s/><text:soft-page-break/>vous lancer dans d'énormes batailles. Le titre propose un mode multi qui permet de s'affronter en ligne jusqu'à 10 joueurs.</text:p>
            </text:list-item>
            <text:list-item>
              <text:p text:style-name="P130">Configuration minimale :<text:line-break/>processeur 1,8 GHz<text:s/><text:line-break/>512 Mo de RAM (1 Go pour Vista)<text:s/><text:line-break/>carte vidéo Radeon 9600 ou GeForce 6600 avec 128 Mo</text:p>
            </text:list-item>
            <text:list-item>
              <text:p text:style-name="P131">Lien JV.com :<text:line-break/><text:a xlink:href="http://www.jeuxvideo.com/jeux/pc/00017472-sins-of-a-solar-empire.htm" office:target-frame-name="_top" xlink:show="replace"><text:span text:style-name="Hyperlink">http://www.jeuxvideo.com/jeux/pc/00017472-sins-of-a-solar-empire.htm</text:span></text:a><text:s/></text:p>
            </text:list-item>
          </text:list>
        </text:list-item>
      </text:list>
      <text:p text:style-name="P132"/>
      <text:list text:style-name="LFO1" text:continue-numbering="true">
        <text:list-item>
          <text:p text:style-name="P133">Diablo</text:p>
          <text:list text:continue-numbering="true">
            <text:list-item>
              <text:p text:style-name="P134">Présentation : <text:s/><text:line-break/>Diablo II sur PC est la suite du célèbre hack'n slash des studios Blizzard. Retrouvez un univers fantastique et sombre en incarnant l'une des cinq classes de personnages du jeu. Préparez-vous à voyager dans des contrées lointaines, à combattre de nouveaux ennemis, à découvrir des trésors inconnus et à dévoiler des mystères ancestraux. Tout cela dans votre quête pour arrêter une fois pour toutes le Seigneur de la Terreur...</text:p>
            </text:list-item>
            <text:list-item>
              <text:p text:style-name="P135">Configuration minimale :<text:line-break/>Vous l’avez</text:p>
            </text:list-item>
            <text:list-item>
              <text:p text:style-name="P136">Lien JV.com :<text:line-break/><text:a xlink:href="http://www.jeuxvideo.com/jeux/pc/00002341-diablo-ii.htm" office:target-frame-name="_top" xlink:show="replace"><text:span text:style-name="Hyperlink">http://www.jeuxvideo.com/jeux/pc/00002341-diablo-ii.htm</text:span></text:a><text:s/></text:p>
            </text:list-item>
          </text:list>
        </text:list-item>
      </text:list>
      <text:p text:style-name="P137"/>
      <text:list text:style-name="LFO1" text:continue-numbering="true">
        <text:list-item>
          <text:p text:style-name="P138">Titan quest</text:p>
          <text:list text:continue-numbering="true">
            <text:list-item>
              <text:p text:style-name="P139">Présentation : <text:s/><text:line-break/>Titan Quest sur PC est un mélange d'action et de jeu de rôle se situant dans un univers mythologique. Le joueur se crée son héros en le façonnant selon ses envies. Parcourez la terre, visitez le temple d'Apollon à Delphes, les Jardins de Babylone, les pyramides de Gizeh, la grande muraille de Chine et affrontez plus de 80 monstres différents, dont les fameux titans. Six joueurs peuvent s'allier en multi pour remplir les quêtes.</text:p>
            </text:list-item>
            <text:list-item>
              <text:p text:style-name="P140">Configuration minimale :<text:line-break/>PIV 1,8 GHz<text:line-break/>512 Mo de RAM<text:line-break/>carte 3D 64 Mo<text:s/>(Geforce 3, Radeon 8500)</text:p>
            </text:list-item>
            <text:list-item>
              <text:p text:style-name="P141">Lien JV.com :<text:line-break/><text:a xlink:href="http://www.jeuxvideo.com/jeux/pc/00014472-titan-quest.htm" office:target-frame-name="_top" xlink:show="replace"><text:span text:style-name="Hyperlink">http://www.jeuxvideo.com/jeux/pc/00014472-titan-quest.htm</text:span></text:a><text:s text:c="2"/></text:p>
            </text:list-item>
          </text:list>
        </text:list-item>
      </text:list>
      <text:p text:style-name="P142"/>
      <text:list text:style-name="LFO1" text:continue-numbering="true">
        <text:list-item>
          <text:p text:style-name="P143">Warcraft 3 :<text:s/>The Frozen Throne</text:p>
          <text:list text:continue-numbering="true">
            <text:list-item>
              <text:p text:style-name="P144">Présentation : <text:s/><text:line-break/>The Frozen Throne est une extension pour le jeu de stratégie Warcraft III sur PC. De nouveaux Héros de Légende et de nouvelles unités sont disponibles pour une<text:s/><text:soft-page-break/>quête de 26 missions solo. Illidan, le démon que les joueurs ont connu dans Warcraft III est parvenu à s'échapper et menace de nouveau le monde. Vous pourrez rejoindre les rangs des humains, des morts-vivants, des orcs et des elfes.</text:p>
            </text:list-item>
            <text:list-item>
              <text:p text:style-name="P145">Configuration minimale :<text:line-break/>Pentium II 400 Mhz<text:line-break/>128 Mo de RAM<text:line-break/>carte 3D 8 Mo</text:p>
            </text:list-item>
            <text:list-item>
              <text:p text:style-name="P146">Lien JV.com :<text:line-break/><text:a xlink:href="http://www.jeuxvideo.com/jeux/pc/00010516-warcraft-iii-the-frozen-throne.htm" office:target-frame-name="_top" xlink:show="replace"><text:span text:style-name="Hyperlink">http://www.jeuxvideo.com/jeux/pc/00010516-warcraft-iii-the-frozen-throne.htm</text:span></text:a><text:s/></text:p>
            </text:list-item>
          </text:list>
        </text:list-item>
      </text:list>
      <text:p text:style-name="P147"/>
      <text:list text:style-name="LFO1" text:continue-numbering="true">
        <text:list-item>
          <text:p text:style-name="P148">Worms Ultimate Mayhem</text:p>
          <text:list text:continue-numbering="true">
            <text:list-item>
              <text:p text:style-name="P149">Présentation : <text:s/><text:line-break/>Les vers sont de retour avec ce Worms Ultimate Mayhem sur PC. Disposant d'un mode multijoueur et de divers modes de jeu, vous aurez à votre disposition de nouvelles armes pour faire littéralement éclater vos ennemis.</text:p>
            </text:list-item>
            <text:list-item>
              <text:p text:style-name="P150">Configuration minimale :<text:line-break/>Pentium IV 3GHz Dual Core 2.0<text:line-break/>NVIDIA GeForce 8400 / ATI Radeon HD 4650</text:p>
            </text:list-item>
            <text:list-item>
              <text:p text:style-name="P151">Lien JV.com :<text:line-break/><text:a xlink:href="http://www.jeuxvideo.com/jeux/pc/00042130-worms-ultimate-mayhem.htm" office:target-frame-name="_top" xlink:show="replace"><text:span text:style-name="Hyperlink">http://www.jeuxvideo.com/jeux/pc/00042130-worms-ultimate-mayhem.htm</text:span></text:a><text:s/></text:p>
            </text:list-item>
          </text:list>
        </text:list-item>
      </text:list>
      <text:p text:style-name="P152"/>
      <text:list text:style-name="LFO1" text:continue-numbering="true">
        <text:list-item>
          <text:p text:style-name="P153">SpellForce 2 : Shadow Wars</text:p>
          <text:list text:continue-numbering="true">
            <text:list-item>
              <text:p text:style-name="P154">Présentation : <text:s/><text:line-break/>SpellForce 2 : Shadow Wars sur PC est un jeu de rôle stratégique dans lequel vous vivez l'avènement de l'âge des héros. Plus de cent sorts et compétences spéciales vous permettent de faire évoluer votre avatar et vos héros individuellement. Contrôler trois factions, chacune contenant trois races s'éparpillant dans un monde fantastique. Plongez-vous également dans d'immenses batailles en multijoueur via internet.</text:p>
            </text:list-item>
            <text:list-item>
              <text:p text:style-name="P155">Configuration minimale :<text:line-break/>Pentium IV 1,5 Ghz<text:line-break/>512 Mo de Ram<text:line-break/>carte vidéo 128 Mo</text:p>
            </text:list-item>
            <text:list-item>
              <text:p text:style-name="P156">Lien JV.com :<text:line-break/><text:a xlink:href="http://www.jeuxvideo.com/jeux/pc/00014255-spellforce-2-shadow-wars.htm" office:target-frame-name="_top" xlink:show="replace"><text:span text:style-name="Hyperlink">http://www.jeuxvideo.com/jeux/pc/00014255-spellforce-2-shadow-wars.htm</text:span></text:a><text:s/></text:p>
            </text:list-item>
          </text:list>
        </text:list-item>
      </text:list>
      <text:p text:style-name="P157"/>
      <text:list text:style-name="LFO1" text:continue-numbering="true">
        <text:list-item>
          <text:p text:style-name="P158">Dungeon defenders</text:p>
          <text:list text:continue-numbering="true">
            <text:list-item>
              <text:p text:style-name="P159">Présentation : <text:s/><text:line-break/>Dungeon Defense est à mi-chemin entre le tower defense et l'action-RPG. Le but est ici de résister à des vagues d'ennemis de plus en plus nombreux en plaçant des défenses sur leur chemin.</text:p>
            </text:list-item>
            <text:list-item>
              <text:p text:style-name="P160">Configuration minimale :<text:line-break/>processeur Intel P4 1,5 GHz ou équivalent AMD<text:line-break/>1 Go de RAM<text:line-break/>carte graphique nVidia GeForce FX 5500 / ATI Radeon 9500</text:p>
            </text:list-item>
            <text:list-item>
              <text:p text:style-name="P161">Lien JV.com :<text:line-break/><text:a xlink:href="http://www.jeuxvideo.com/jeux/pc/00036035-dungeon-defenders.htm" office:target-frame-name="_top" xlink:show="replace"><text:span text:style-name="Hyperlink">http://www.jeuxvideo.com/jeux/pc/00036035-dungeon-defenders.htm</text:span></text:a><text:s/></text:p>
            </text:list-item>
          </text:list>
        </text:list-item>
      </text:list>
      <text:p text:style-name="P162"/>
      <text:list text:style-name="LFO1" text:continue-numbering="true">
        <text:list-item>
          <text:p text:style-name="P163">Dead island</text:p>
          <text:list text:continue-numbering="true">
            <text:list-item>
              <text:p text:style-name="P164">Présentation : <text:s/><text:line-break/>Dead Island sur PC est un jeu d'action à la première personne qui entraîne les joueurs sur une île paradisiaque transformée en antichambre de l'enfer suite à l'invasion de hordes de zombies. En choisissant votre héros parmi 4 possibilités, vous devez tenter de survivre dans des environnements ouverts en aidant d'autres survivants, en améliorant les capacités de votre personnage et en dénichant des armes de fortune un petit peu partout. Dead Island est en outre jouable à 4 en coopération.</text:p>
            </text:list-item>
            <text:list-item>
              <text:p text:style-name="P165">Configuration minimale :<text:line-break/>Intel Core 2 Duo 2.66 Ghz<text:line-break/>1 Go de RAM<text:line-break/>ATI Radeon HD 2600 XT 512 Mo</text:p>
            </text:list-item>
            <text:list-item>
              <text:p text:style-name="P166">Lien JV.com :<text:line-break/><text:a xlink:href="http://www.jeuxvideo.com/jeux/pc/00019553-dead-island.htm" office:target-frame-name="_top" xlink:show="replace"><text:span text:style-name="Hyperlink">http://www.jeuxvideo.com/jeux/pc/00019553-dead-island.htm</text:span></text:a><text:s/></text:p>
            </text:list-item>
          </text:list>
        </text:list-item>
      </text:list>
      <text:p text:style-name="P167"/>
      <text:p text:style-name="P1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fo:color="#5A5A5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IntenseQuote" style:display-name="Intense Quot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margin-top="0.25in" fo:margin-bottom="0.25in" fo:margin-left="0.6in" fo:margin-right="0.6in">
        <style:tab-stops/>
      </style:paragraph-properties>
      <style:text-properties fo:font-style="italic" style:font-style-asian="italic" style:font-style-complex="italic" fo:color="#5B9BD5" fo:hyphenate="false"/>
    </style:style>
    <style:style style:name="IntenseQuoteChar" style:display-name="Intense Quote Char" style:family="text" style:parent-style-name="DefaultParagraphFont">
      <style:text-properties fo:font-style="italic" style:font-style-asian="italic" style:font-style-complex="italic" fo:color="#5B9BD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bin DENAUX</meta:initial-creator>
    <dc:creator>Robin DENAUX</dc:creator>
    <meta:creation-date>2012-11-17T09:10:00Z</meta:creation-date>
    <dc:date>2012-11-17T14:23:00Z</dc:date>
    <meta:template xlink:href="Normal" xlink:type="simple"/>
    <meta:editing-cycles>14</meta:editing-cycles>
    <meta:editing-duration>PT16680S</meta:editing-duration>
    <meta:document-statistic meta:page-count="13" meta:paragraph-count="47" meta:word-count="3624" meta:character-count="23509" meta:row-count="166" meta:non-whitespace-character-count="19932"/>
  </office:meta>
</office:document-meta>
</file>